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text-properties fo:font-size="26pt" style:font-size-asian="26pt" style:font-size-complex="26pt"/>
    </style:style>
    <style:style style:name="P2" style:family="paragraph" style:parent-style-name="Standard">
      <style:paragraph-properties fo:margin-top="0cm" fo:margin-bottom="0cm" loext:contextual-spacing="false"/>
      <style:text-properties fo:font-size="26pt" fo:font-weight="bold" style:font-size-asian="26pt" style:font-weight-asian="bold" style:font-size-complex="26pt"/>
    </style:style>
    <style:style style:name="P3" style:family="paragraph" style:parent-style-name="Standard" style:master-page-name="Standard">
      <style:paragraph-properties fo:margin-top="0cm" fo:margin-bottom="0cm" loext:contextual-spacing="false" style:page-number="1"/>
      <style:text-properties fo:font-size="26pt" style:font-size-asian="26pt" style:font-size-complex="26pt"/>
    </style:style>
    <style:style style:name="P4" style:family="paragraph" style:parent-style-name="Standard" style:list-style-name="WWNum1">
      <style:paragraph-properties fo:margin-left="1.27cm" fo:margin-right="0cm" fo:text-indent="-0.635cm" style:auto-text-indent="false"/>
      <style:text-properties fo:font-size="26pt" style:font-size-asian="26pt" style:font-size-complex="2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Θα σας μιλήσω για το Nextcloud.</text:p>
      <text:p text:style-name="P1">Ποιοί γνωρίζετε τι είναι το cloud; Χρησιμοποιείτε κάποια υπηρεσία; Γνωρίζετε τι είναι το nextcloud;</text:p>
      <text:p text:style-name="P1"/>
      <text:p text:style-name="P1">Θα δούμε τι πέτυχε η κοινότητα Nextcloud από το συνέδριο του 2017 στο συνέδριο του 2018. Καταρχήν το συνέδριο του Αυγούστου ήταν το πιο επιτυχημένο συνέδριο μέχρι τώρα. Πάνω από 200 άτομα από πολλές χώρες (Κένυα, Ιαπωνία, Βραζιλία, Ασία, Αφρική). Επίσης είχαμε booths από διάφορα projects.</text:p>
      <text:p text:style-name="P1"/>
      <text:p text:style-name="P1">Προσπαθούμε να φτιάξουμε ένα προϊόν που ανταγωνίζεται το google, facebook, apple, ms. Ακούγεται τρελό. Μπορεί να πετύχει; Ίσως.</text:p>
      <text:p text:style-name="P1"/>
      <text:p text:style-name="P1">Για να δούμε όμως με νούμερα τι είχαμε μεταξύ των δυο συνεδρίων.</text:p>
      <text:p text:style-name="P1"/>
      <text:p text:style-name="P1">2500 αλλαγές. Νέα χαρακτηριστικά, μια αλλαγή που προτείνει κάποιος ή μια διόρθωση σφάλματος ή ασφαλείας. Είναι μεγάλη <text:soft-page-break/>δραστηριότητα. Διαιρέστε το 2500 με το 365 ημέρες του χρόνου για να δείτε ότι είμαστε δραστήριοι.</text:p>
      <text:p text:style-name="P1">20 εκδόσεις server. Μικρές ή μεγάλες</text:p>
      <text:p text:style-name="P1">25 εκδόσεις της εφαρμογής iOS</text:p>
      <text:p text:style-name="P1">9 εκδόσεις της εφαρμογής Android (φαίνονται λίγες αλλά μπήκαν ίδιες λειτουργίες)</text:p>
      <text:p text:style-name="P1">1800 άτομα συνεισφέρουν. Είναι μεγάλος αριθμός. Είναι ένα από τα μεγαλύτερα έργα ανοικτού λογισμικού.</text:p>
      <text:p text:style-name="P1"/>
      <text:p text:style-name="P1">Μπορεί να διαβάσατε στις ειδήσεις του ανοικτού λογισμικού για μεγάλους οργανισμούς που χρησιμοποιούν Nextcloud.</text:p>
      <text:p text:style-name="P1"/>
      <text:p text:style-name="P1">Ποιές είναι οι αλλαγές αυτές; Δεν θα τις δούμε όλες. Θα δούμε τις 5 κατηγορίες που είχαμε τις μεγαλύτερες και ίσως τις σημαντικότερες αλλαγές.</text:p>
      <text:p text:style-name="P1"/>
      <text:p text:style-name="P2">Design and Accessibility </text:p>
      <text:p text:style-name="P2"/>
      <text:p text:style-name="P1">Έχουμε ένα προϊόν που είναι αρκετά ασφαλές. <text:soft-page-break/>Όμως τι να το κάνουμε αν δεν είναι φιλικό προς τον τελικό χρήστη; Ποιος θα το χρησιμοποιήσει στην τελική; Οι προγραμματιστές μπορείτε να δώσετε μια εντολή στο τερματικό και να κάνετε την δουλειά σας. Όμως εμείς οι ανίδεοι τι θα κάνουμε;</text:p>
      <text:p text:style-name="P1"/>
      <text:p text:style-name="P1">Αυτό που βλέπουμε είναι μια βελτίωση του χρώματος που βοηθάει αυτούς με μειωμένη όραση. Ο τρόπος που είναι κατασκευασμένα και τοποθετημένα τα κουμπιά είναι έτσι ώστε να διαβάζονται εύκολα από αναγνώστες οθόνης για τους τυφλούς. Θα μας βοηθούσε αν γνωρίζατε κάποιον που θέλει να βοηθήσει στο project να μας τον συστήνατε.</text:p>
      <text:p text:style-name="P1"/>
      <text:p text:style-name="P1">Simple navigation η μπάρα στα πλάγια έχει αλλάξει αρκετά.</text:p>
      <text:p text:style-name="P1">Mention εμφανίζεται το avatar</text:p>
      <text:p text:style-name="P1">Οι ρυθμίσεις έχει ξαναφτιαχτεί</text:p>
      <text:p text:style-name="P1">Διαχείριση χρηστών έχει ξαναγραφτεί από την αρχή. Είναι responsive, φορτώνει γρηγορότερα και γίνεται ευκολότερη προσθήκη χρήστη με το <text:soft-page-break/>email του</text:p>
      <text:p text:style-name="P1">Έγινε μια προσπάθεια για standartization για τους προγραμματιστές που θέλουν να φτιάξουν μια εφαρμογή.</text:p>
      <text:p text:style-name="P1"/>
      <text:p text:style-name="P2">ΔΙΑΜΟΙΡΑΣΜΟΣ ΚΑΙ ΣΥΝΕΡΓΑΣΙΑ</text:p>
      <text:p text:style-name="P1"/>
      <text:p text:style-name="P1">Ξεκίνησε ως Fileserver και οι ανάγκες το μετονόμασαν σε File Sync and Share</text:p>
      <text:p text:style-name="P1">Σήμερα έγινε Collaboration. Δηλαδή έχεις τα αρχεία και μπορείς και τα διαμοιράζεσαι αλλά θες να κάνεις κάτι με αυτά. Να γίνει προβολή, επεξεργασία.</text:p>
      <text:p text:style-name="P1"/>
      <text:p text:style-name="P1">Διαμοιράζεσαι ένα αρχείο με ένα χρήστη. Μετά του στέλνεις ένα mail και του λες σου έστειλα αυτό το αρχείο. Κάνε αυτή την ενέργεια.</text:p>
      <text:p text:style-name="P1">Πλέον μπορείς να εισάγεις αυτό το mail κατά τη διάρκεια του διαμοιρασμού.</text:p>
      <text:p text:style-name="P1"/>
      <text:p text:style-name="P1">Όπως είπαμε και πριν το navigation έχει αλλάξει. Έχει προστεθεί το deleted share. Παλιά όταν έσβηνες ένα αρχείο, ζητούσες <text:soft-page-break/>αυτόν που το διαμοιράστηκες να στο ξαναστείλει. Τώρα μπορείς να το βρει στα διεγραμμένα.</text:p>
      <text:p text:style-name="P1"/>
      <text:p text:style-name="P1">UI share link έγινε ευκολότερο στην χρήση</text:p>
      <text:p text:style-name="P1"/>
      <text:p text:style-name="P1">OpencloudMESH είναι μια πρωτοβουλία για ένα πρωτόκολλο για Federated sharing μεταξύ διαφόρων λύσεων File Sync and share. Ο Μγιορν έφτιαξε την πρώτη έκδοση API. Την εισάγαμε στο 14. Που μπορεί να βοηθήσει; Στις κλήσεις βίντεο, στο ημερολόγιο και αυξάνονται οι ιδέες για χρήση του στο μέλλον.</text:p>
      <text:p text:style-name="P1"/>
      <text:p text:style-name="P1">Global scale </text:p>
      <text:p text:style-name="P1">είναι ουσιαστικά η χρήση του opencloudmesh για δημιουργία federated group shares σε διαφορετικά hosting centers.</text:p>
      <text:p text:style-name="P1"/>
      <text:p text:style-name="P2">ΠΕΛΑΤΕΣ (CLIENTS)</text:p>
      <text:p text:style-name="P1"/>
      <text:p text:style-name="P1">Έχουν εκφράσει τη γνώμη πολλοί ότι δεν χρειάζεται να χρησιμοποιήσω το web interface <text:soft-page-break/>γιατί μπορώ να κάνω τα πάντα μέσα από τους clients.</text:p>
      <text:p text:style-name="P1"/>
      <text:p text:style-name="P1">iOS έχει end-2-end κρυπτογράφηση, doc provider όπου έχει εισάγει το nextcloud μέσα στο iOS οπότε μπορείτε να ανοίγετε μέσα από τον filemanager όλα τα αρχεία με native εφαρμογές. Δηλαδή ουσιαστικά δεν χρειάζεστε την εφαρμογή nextcloud από το app store.</text:p>
      <text:p text:style-name="P1">Push notifications με την δραστηριότητα για ότι γίνεται.</text:p>
      <text:p text:style-name="P1">Media streaming, λήψη θέματος από τον server.</text:p>
      <text:p text:style-name="P1"/>
      <text:p text:style-name="P1">Android</text:p>
      <text:p text:style-name="P1"/>
      <text:p text:style-name="P1">Desktop όλος ο σχεδιασμός είναι σαν το web interface. Το ίδιο και οι δραστηριότητες που είναι διαδραστικές πλέον αλλά και πολλές άλλες βελτιώσεις.</text:p>
      <text:p text:style-name="P1"/>
      <text:p text:style-name="P2">APP ECOSYSTEM</text:p>
      <text:p text:style-name="P1"/>
      <text:p text:style-name="P1"><text:soft-page-break/>Πάνω από 180 εφαρμογές. Μπορείτε να τις εγκαταστήσετε μέσα από το Nextcloud πολύ εύκολα. Σαν τα extensions του gnome. Η αναζήτηση των εφαρμογών έχει αναβαθμιστεί.</text:p>
      <text:p text:style-name="P1"/>
      <text:p text:style-name="P1">Θα δούμε κάποιες εφαρμογές.</text:p>
      <text:p text:style-name="P1"/>
      <text:p text:style-name="P1">ΗΜΕΡΟΛΟΓΙΟ</text:p>
      <text:p text:style-name="P1">Ίσως η πιο χρήσιμη γιατί όπως λέει ο σοφός λαός μας, ο χρόνος είναι χρήμα. Κανεις δεν θέλει να σπαταλάει τον χρόνο του αλλά και τα υλικά πχ της επιχείρισής του.</text:p>
      <text:p text:style-name="P1">Μπορείτε να κάνετε invite κάποιο άτομο, ακόμα και αν δεν είναι διαμοιρασμένο το ημερολόγιο και εάν ο άλλος δεν έχει λογαριασμό Nextcloud. Τον ρωτάτε απλά αν είναι διαθέσιμος ώστε να τον προσθέσετε στο ημερολόγιό σας.</text:p>
      <text:p text:style-name="P1">Μπορείτε να κάνετε καλύτερη χρήση των αιθουσών συσκέψεων αλλά και του εταιρικού αυτοκινήτου-φορτηγού.</text:p>
      <text:p text:style-name="P1"/>
      <text:p text:style-name="P1">DECK (Kanban)</text:p>
      <text:p text:style-name="P1"><text:soft-page-break/>Ποιοί χρησιμοποιείτε κάποια εργαλεία για να οργανώσετε κάποιο project? Πχ ένα γνωστό είναι το trello.</text:p>
      <text:p text:style-name="P1"/>
      <text:p text:style-name="P1">Office</text:p>
      <text:p text:style-name="P1">Έχουμε το Collabora Online όπου έχουν γίνει αρκετές αλλαγές. Πχ παλιά έπρεπε να κατεβάσω το αρχείο εικόνας από το nextcloud και να το κάνω εισαγωγή στο έγγραφο. τώρα μπορώ μέσα από το Collabora. Επίσης μπορώ να κάνω διαμοιρασμό μέσα από το Collabora.</text:p>
      <text:p text:style-name="P1">Υπάρχει εναλλακτική το Onlyoffice ως επίσημος συνεργάτης.</text:p>
      <text:p text:style-name="P1"/>
      <text:p text:style-name="P1">GDPR</text:p>
      <text:p text:style-name="P1">Μπορεί για δική μας χρήση να μην μας νοιάζει αλλά όταν είσαι εταιρία, θα χρειαστείς Terms of service για έγγραφα κλπ. Υπάρχει τέτοια επιλογή στις ρυθμίσεις. Μπορείς να πάρεις όλα τα δεδομένα σου εύκολα.</text:p>
      <text:p text:style-name="P1"/>
      <text:p text:style-name="P1">Dashboard</text:p>
      <text:p text:style-name="P1">Ξαναγράφτηκε. Νέο API που μπορείτε να <text:soft-page-break/>βλέπετε πολλές πληροφορίες.</text:p>
      <text:p text:style-name="P1"/>
      <text:p text:style-name="P1"/>
      <text:p text:style-name="P2">NEXTCLOUD TALK</text:p>
      <text:p text:style-name="P1"/>
      <text:p text:style-name="P1">Ο κώδικας είναι νέος. Υπήρχε παλιά το spreed. Δεν εφήραμε τον τροχό.</text:p>
      <text:p text:style-name="P1">Μπορεί να χρησιμοποιείτε άλλες υπηρεσίες όπως το Telegram, Signal ίσως μερικοί το viber, whatsapp</text:p>
      <text:p text:style-name="P1">Εδώ είναι ανοικτού κώδικα όλα και self hosted.</text:p>
      <text:p text:style-name="P1">Εκτός chat και βίντεο έχει και τη δυνατότητα του screen sharing.</text:p>
      <text:p text:style-name="P1">Επίσης υπάρχει και η έκδοση για κινητό. Έχει την ίδια χρησιμότητα που θα βρείτε στο web interface.</text:p>
      <text:p text:style-name="P1"/>
      <text:p text:style-name="P1">Είδαμε τις 5 κύριες κατηγορίες που έχουν γίνει πολλές και σημαντικές αλλαγές.</text:p>
      <text:p text:style-name="P1">Ήδη έτσι όπως ήταν το Nextcloud έκανε αρκετές εργασίες. Γιατί να μην έμενε στο File sync and share; Γιατί όλα αυτά που είπαμε (και άλλα πολλά) κουμπώνουν μαζί και μας δίνουν <text:soft-page-break/>ένα φανταστρουμφικό αποτέλεσμα.</text:p>
      <text:p text:style-name="P1">Δείτε πχ τι κάνει το office 365 και το google.</text:p>
      <text:p text:style-name="P1"/>
      <text:p text:style-name="P1">Θα δούμε κάποια παραδείγματα.</text:p>
      <text:list xml:id="list1439760759" text:style-name="WWNum1">
        <text:list-item>
          <text:p text:style-name="P4">Μπορείς να στείλεις e-mail ή να κάνεις βιντεοκλήση μέσα από το avatar.</text:p>
        </text:list-item>
        <text:list-item>
          <text:p text:style-name="P4">Μπορείς να διαμοιράσεις κάτι μέσα σε ένα char room οπότε να το δει όλη η ομάδα και όχι να στέλνεις σε έναν-έναν.</text:p>
        </text:list-item>
        <text:list-item>
          <text:p text:style-name="P4">Υπάρχει το outlook plugin γιατί υπάρχουν πολλές εταιρίες που χρησιμοποιούν outlook.</text:p>
        </text:list-item>
        <text:list-item>
          <text:p text:style-name="P4">Όταν λαμβάνετε ένα mail (και χρησιμοποιείτε το nextcloud για να βλέπετε τα mails σας) τότε αποθηκεύεται το συνειμμένο αυτόματα σε φάκελο στο Nextcloud.</text:p>
        </text:list-item>
      </text:list>
      <text:p text:style-name="P1"/>
      <text:p text:style-name="P2">VIDEO VERIFICATION</text:p>
      <text:p text:style-name="P1"/>
      <text:p text:style-name="P1">Μπορείτε να δείτε το βίντεο στην ιστοσελίδα. Τι είναι αυτό με λίγα λόγια;</text:p>
      <text:p text:style-name="P1">Μπορεί να έχετε ένα έγγραφο που είναι <text:soft-page-break/>απόρρητο. Πχ μπορεί να είναι πληροφορίες από τράπεζα ή να είναι εξετάσεις ιατρικές που δεν θέλετε να πέσουν στα χέρια-μάτια άλλου εκτός από του ιδιοκτήτη τους. Τι κάνετε; Μπορείτε να βάλετε κωδικό. Θεωρητικά στέλνετε και τον κωδικό για να το ανοίξει. Όμως συμβαίνει να το παίρνει ο admin του server ή κάποιος τρίτος που μπορεί να δει το mail και είτε να χαθεί είτε να διαβαστεί από άλλον. Στην περίπτωση μας επιλέγετε το password protect by talk και βάζετε κωδικό. στέλνεται ένα link. Πατάει πάνω του και στην σελίδα που ανοίγει πατάει το κουμπί ώστε να κάνει βιντεοκλήση με τον αποστολέα. Οπότε όταν βεβαιωθεί ότι είναι το σωστό άτομο, του δίνει τον κωδικό.</text:p>
      <text:p text:style-name="P1"/>
      <text:p text:style-name="P1">ΕΡΩΤΗΣΗ: Καλά όλα αυτά που μας λές αλλά πως θα το αποκτησει ο τελικός χρήστης;</text:p>
      <text:p text:style-name="P1">ΑΠΑΝΤΗΣΗ: SImple signup</text:p>
      <text:p text:style-name="P1"/>
      <text:p text:style-name="P1">Μπορεί κάποιος να φτιάξει δικό του server στο σπίτι;</text:p>
      <text:p text:style-name="P1"><text:soft-page-break/>Αν και υπάρχουν πολλές πληροφορίες τόσο σε βίντεο όσο και γραπτά, είναι πολύ δύσκολο.</text:p>
      <text:p text:style-name="P1">Οπότε πρέπει να το δούμε από την πλευρά του τελικού χρήστη.</text:p>
      <text:p text:style-name="P1">Το 2015 στο συνέδριο Nextcloud είχαν αναφερθεί τα νούμερα 2-4εκ χρήστες. Βλέπετε τα νούμερα των άλλων λύσεων cloud. <text:s/>Τα νούμερα αυτά έχουν αλλάξει και είναι περίπου 15-25εκ χρήστες.</text:p>
      <text:p text:style-name="P1">Υπάρχουν πολλοί παίκτες στην αγορά και βάζουν τα δεδομένα τους σε ένα μέρος.</text:p>
      <text:p text:style-name="P1">Κατεβάζεις μια εφαρμογή. Παλιά έβλεπες πεδία που έπρεπε να βάλεις τον δικό σου server. Έπρεπε να κατεβάσεις το αρχείο, να το στήσεις, να ρυθμίσεις το ρούτερ σου ώστε να έχεις Nextcloud. Εναλλακτικά μπορούσες να έχεις τα δεδομένα σου σε κάποιον provider πχ στην Ελβετία που θεωρητικά είναι ασφαλής. Αλλά ποτέ δεν ξέρεις.</text:p>
      <text:p text:style-name="P1"/>
      <text:p text:style-name="P1">Στο Dropbox απλά δίνεις ένα mail και κωδικό και έχεις λογαριασμό.</text:p>
      <text:p text:style-name="P1">ΤΟ ΚΑΝΑΜΕ ΚΑΙ ΕΜΕΙΣ ΤΟΣΟ ΕΥΚΟΛΟ.</text:p>
      <text:p text:style-name="P1"><text:soft-page-break/>Πατάτε το provider και εισάγετε το mail σας.</text:p>
      <text:p text:style-name="P1">Επιλέγει το Nextcloud τον κοντινότερο σε εσάς provider (μπορείτε και να το αλλάξετε αν θέλετε). Εισάγετε κωδικό που θέλετε να έχετε. Και έχετε Nextcloud.</text:p>
      <text:p text:style-name="P1">ΤΟΣΟ ΑΠΛΟ.</text:p>
      <text:p text:style-name="P1">Είναι 6 παροχείς μέχρι τώρα αλλά αυξάνονται. Συνήθως δίνουν 2GB ελεύθερα. Μερικοί παραπάνω. Επειδή το Nextcloud συνεργάζεται με αυτούς, είναι αξιόπιστοι. Εάν παρατηρήσετε κάτι που σας πειράζει, απλά αναφέρετέ το στο Nextcloud για να επιλυθεί το πρόβλημα.</text:p>
      <text:p text:style-name="P1">Και τώρα μπορείτε να αποκτήσετε πρόσβαση στα δεδομένα σας.</text:p>
      <text:p text:style-name="P1">Πείτε το σε όλους που γνωρίζετε, ακόμα και αν δεν είναι τεχνικοί υπολογιστών και προγραμματιστές (θα ακούτε κάποια τέτοια δικαιολογία).</text:p>
      <text:p text:style-name="P1"/>
      <text:p text:style-name="P1">Στην ιστοσελίδα υπάρχουν πάνω από 100 πάροχοι. Είναι καλύτερο από το να τα έχετε όλα στην google.</text:p>
      <text:p text:style-name="P1"/>
      <text:p text:style-name="P1"><text:soft-page-break/>Μερικοί όμως θέλουν να το έχουν <text:s/>στο σπίτι γιατί δεν εμπιστεύονται κανέναν.</text:p>
      <text:p text:style-name="P1"/>
      <text:p text:style-name="P1">Πριν 2 χρόνια περίπου είχε κυκλοφορήσει το Nextcloud Box. Συνεργαία με WD Labs και Canonical. Αποτελούνταν από ένα δίσκο, ένα κουτάκι με καλώδικα και δικό σας Raspberry Pi με συνολικό κόστος στα 100$.</text:p>
      <text:p text:style-name="P1">Επειδή το Nextcloud δεν είναι στον χώρο της πώλησης υλικού υπολογιστών, η κίνηση είχε γίνει για να αυξηθούν οι χρήστες αφενός αλλά και για να μπουν άλλες εταιρίες να το στηρίξουν.</text:p>
      <text:p text:style-name="P1"/>
      <text:p text:style-name="P1">Η NEC και Waffle Computers με το Waffle Cell λειτουργικό θα βάλει το Nextcloud στα ρουτεράκια της NEC. Η τελευταία είναι μια από τις μεγαλύτερες εταιρίες κατασκευής ρουτερ στην Ιαπωνία.</text:p>
      <text:p text:style-name="P1">Το Nextcloud θα είναι μέσα στο ρουτεράκι. Δεν θα χρειάζεται να στήσετε το ρουτερ σας ώστε να έχετε πρόσβαση από έξω. Επίσης το bandwith στην Ιαπωνία είναι ικανό να στηρίξει <text:soft-page-break/>την χρήση στο σπίτι. Επίσης όλα θα είναι στημένα. Αυτόματ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e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cm" fo:margin-bottom="0cm" loext:contextual-spacing="true" fo:line-height="115%" fo:hyphenation-ladder-count="no-limit" style:text-autospace="ideograph-alpha" style:punctuation-wrap="hanging" style:line-break="strict" style:tab-stop-distance="1.27cm" style:writing-mode="page"/>
      <style:text-properties style:use-window-font-color="true" style:font-name="Arial" fo:font-size="11pt" fo:language="e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873cm" fo:margin-bottom="0.623cm" fo:margin-left="0.847cm" fo:margin-right="1.051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Linux_X86_64 LibreOffice_project/10$Build-1</meta:generator>
    <dc:date>2018-10-11T14:36:04.605185174</dc:date>
    <meta:editing-duration>PT30S</meta:editing-duration>
    <meta:editing-cycles>1</meta:editing-cycles>
    <meta:document-statistic meta:table-count="0" meta:image-count="0" meta:object-count="0" meta:page-count="15" meta:paragraph-count="92" meta:word-count="1615" meta:character-count="10024" meta:non-whitespace-character-count="8501"/>
  </office:meta>
</office:document-meta>
</file>